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1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1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1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1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1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1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1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1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1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1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1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1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1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font-size="14pt" officeooo:rsid="00b9b37a" officeooo:paragraph-rsid="00b9b37a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1" fo:font-size="15pt" officeooo:rsid="00384f31" officeooo:paragraph-rsid="003a6a2c" style:font-size-asian="13.1000003814697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FreeSans1" fo:font-size="15pt" officeooo:rsid="00384f31" officeooo:paragraph-rsid="00b74bb6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FreeSans1" fo:font-size="15pt" officeooo:rsid="00384f31" officeooo:paragraph-rsid="003a6a2c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FreeSans1" fo:font-size="15pt" officeooo:rsid="00384f31" officeooo:paragraph-rsid="00b74bb6" style:font-size-asian="13.1000003814697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FreeSans1" fo:font-size="15pt" officeooo:rsid="00a6d5aa" officeooo:paragraph-rsid="00a6d5aa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FreeSans1" fo:font-size="15pt" officeooo:rsid="00ad957a" officeooo:paragraph-rsid="00ad957a" style:font-size-asian="13.1000003814697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FreeSans1" fo:font-size="15pt" officeooo:rsid="00b6ef31" officeooo:paragraph-rsid="00b6ef31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reeSans1" fo:font-size="15pt" officeooo:rsid="00b6ef31" officeooo:paragraph-rsid="00bd3d50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FreeSans1" fo:font-size="15pt" officeooo:rsid="00b6ef31" officeooo:paragraph-rsid="00bedff1" style:font-size-asian="13.1000003814697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style:font-name="FreeSans1" fo:font-size="15pt" officeooo:rsid="00b74bb6" officeooo:paragraph-rsid="00b74bb6" style:font-size-asian="13.1000003814697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style:font-name="FreeSans1" fo:font-size="15pt" officeooo:rsid="00b74bb6" officeooo:paragraph-rsid="00bd3d50" style:font-size-asian="13.1000003814697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FreeSans1" fo:font-size="15pt" officeooo:rsid="00b74bb6" officeooo:paragraph-rsid="00bedff1" style:font-size-asian="13.1000003814697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style:font-name="FreeSans1" fo:font-size="15pt" officeooo:rsid="00b9b37a" officeooo:paragraph-rsid="00b9b37a" style:font-size-asian="13.1000003814697pt" style:font-size-complex="15pt"/>
    </style:style>
    <style:style style:name="P35" style:family="paragraph" style:parent-style-name="Table_20_Contents">
      <style:paragraph-properties fo:text-align="start" style:justify-single-word="false"/>
      <style:text-properties style:font-name="FreeSans1" fo:font-size="15pt" officeooo:rsid="00bba513" officeooo:paragraph-rsid="00bba513" style:font-size-asian="13.1000003814697pt" style:font-size-complex="15pt"/>
    </style:style>
    <style:style style:name="P36" style:family="paragraph" style:parent-style-name="Table_20_Contents">
      <style:paragraph-properties fo:text-align="start" style:justify-single-word="false"/>
      <style:text-properties style:font-name="FreeSans1" fo:font-size="15pt" officeooo:rsid="00bd3d50" officeooo:paragraph-rsid="00bd3d50" style:font-size-asian="13.1000003814697pt" style:font-size-complex="15pt"/>
    </style:style>
    <style:style style:name="P37" style:family="paragraph" style:parent-style-name="Table_20_Contents">
      <style:paragraph-properties fo:text-align="start" style:justify-single-word="false"/>
      <style:text-properties style:font-name="FreeSans1" fo:font-size="15pt" officeooo:rsid="00bedff1" officeooo:paragraph-rsid="00bedff1" style:font-size-asian="13.1000003814697pt" style:font-size-complex="15pt"/>
    </style:style>
    <style:style style:name="P38" style:family="paragraph" style:parent-style-name="Footer">
      <style:text-properties fo:font-size="2pt" style:font-size-asian="1.75pt" style:font-size-complex="2pt"/>
    </style:style>
    <style:style style:name="P39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1" fo:font-size="15pt" fo:letter-spacing="0.035cm" officeooo:rsid="003105dd" officeooo:paragraph-rsid="003105dd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2" style:family="paragraph" style:parent-style-name="Standard">
      <style:text-properties officeooo:paragraph-rsid="00b74bb6"/>
    </style:style>
    <style:style style:name="P53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5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55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56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57" style:family="paragraph" style:parent-style-name="Heading_20_2">
      <style:paragraph-properties fo:text-align="start" style:justify-single-word="false"/>
      <style:text-properties officeooo:rsid="00b74bb6" officeooo:paragraph-rsid="00bba513"/>
    </style:style>
    <style:style style:name="P58" style:family="paragraph" style:parent-style-name="Heading_20_2">
      <style:paragraph-properties fo:text-align="start" style:justify-single-word="false"/>
      <style:text-properties officeooo:rsid="00b74bb6" officeooo:paragraph-rsid="00bd3d50"/>
    </style:style>
    <style:style style:name="P59" style:family="paragraph" style:parent-style-name="Heading_20_2">
      <style:paragraph-properties fo:text-align="start" style:justify-single-word="false"/>
      <style:text-properties officeooo:rsid="00b74bb6" officeooo:paragraph-rsid="00bedff1"/>
    </style:style>
    <style:style style:name="P60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61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1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62" style:family="paragraph" style:parent-style-name="Heading_20_2">
      <style:paragraph-properties fo:text-align="start" style:justify-single-word="false"/>
      <style:text-properties officeooo:paragraph-rsid="00bedff1"/>
    </style:style>
    <style:style style:name="P63" style:family="paragraph" style:parent-style-name="Heading_20_2">
      <style:paragraph-properties fo:text-align="start" style:justify-single-word="false"/>
      <style:text-properties officeooo:paragraph-rsid="00c0d55d"/>
    </style:style>
    <style:style style:name="P64" style:family="paragraph" style:parent-style-name="Heading_20_2">
      <style:paragraph-properties fo:text-align="start" style:justify-single-word="false"/>
      <style:text-properties officeooo:paragraph-rsid="00c1c7b9"/>
    </style:style>
    <style:style style:name="P65" style:family="paragraph" style:parent-style-name="Table_20_Contents">
      <style:paragraph-properties fo:text-align="start" style:justify-single-word="false"/>
      <style:text-properties style:font-name="FreeSans1" fo:font-size="15pt" officeooo:rsid="00bedff1" officeooo:paragraph-rsid="00c1c7b9" style:font-size-asian="13.1000003814697pt" style:font-size-complex="15pt"/>
    </style:style>
    <style:style style:name="P66" style:family="paragraph" style:parent-style-name="Table_20_Contents">
      <style:paragraph-properties fo:text-align="start" style:justify-single-word="false"/>
      <style:text-properties style:font-name="FreeSans1" fo:font-size="15pt" officeooo:rsid="00b6ef31" officeooo:paragraph-rsid="00c1c7b9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style:font-name="FreeSans1" fo:font-size="15pt" officeooo:rsid="00c1c7b9" officeooo:paragraph-rsid="00c1c7b9" style:font-size-asian="13.1000003814697pt" style:font-size-complex="15pt"/>
    </style:style>
    <style:style style:name="P68" style:family="paragraph">
      <loext:graphic-properties draw:fill-color="#2c3756"/>
    </style:style>
    <style:style style:name="P6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7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officeooo:rsid="00bedff1"/>
    </style:style>
    <style:style style:name="T20" style:family="text">
      <style:text-properties officeooo:rsid="00bf0dc8"/>
    </style:style>
    <style:style style:name="T21" style:family="text">
      <style:text-properties style:font-name="Liberation Sans" fo:font-size="14pt" officeooo:rsid="00bf0dc8" style:font-name-asian="Noto Sans CJK SC Regular" style:font-size-asian="14pt" style:font-name-complex="FreeSans" style:font-size-complex="14pt"/>
    </style:style>
    <style:style style:name="T22" style:family="text">
      <style:text-properties style:font-name="Liberation Sans" fo:font-size="14pt" officeooo:rsid="00bfaf60" style:font-name-asian="Noto Sans CJK SC Regular" style:font-size-asian="14pt" style:font-name-complex="FreeSans" style:font-size-complex="14pt"/>
    </style:style>
    <style:style style:name="T23" style:family="text">
      <style:text-properties style:font-name="Liberation Sans" fo:font-size="14pt" officeooo:rsid="00c0d55d" style:font-name-asian="Noto Sans CJK SC Regular" style:font-size-asian="14pt" style:font-name-complex="FreeSans" style:font-size-complex="14pt"/>
    </style:style>
    <style:style style:name="T24" style:family="text">
      <style:text-properties style:font-name="Liberation Sans" fo:font-size="14pt" officeooo:rsid="00bd3d50" style:font-name-asian="Noto Sans CJK SC Regular" style:font-size-asian="14pt" style:font-name-complex="FreeSans" style:font-size-complex="14pt"/>
    </style:style>
    <style:style style:name="T25" style:family="text">
      <style:text-properties style:font-name="Liberation Sans" fo:font-size="14pt" officeooo:rsid="00c1c7b9" style:font-name-asian="Noto Sans CJK SC Regular" style:font-size-asian="14pt" style:font-name-complex="FreeSans" style:font-size-complex="14pt"/>
    </style:style>
    <style:style style:name="T26" style:family="text">
      <style:text-properties officeooo:rsid="00bfaf60"/>
    </style:style>
    <style:style style:name="T27" style:family="text">
      <style:text-properties officeooo:rsid="00c1c7b9"/>
    </style:style>
    <style:style style:name="T28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0" draw:name="Shape2" draw:style-name="gr1" draw:text-style-name="P6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6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4">Seguimiento de riesgos</text:p>
      <text:p text:style-name="P42"><draw:frame draw:style-name="fr1" draw:name="Image1" text:anchor-type="as-char" svg:width="14.6cm" svg:height="6.6cm" draw:z-index="12"><draw:image xlink:href="Pictures/1000020100000226000000FA48EFF3AC67F122C2.png" xlink:type="simple" xlink:show="embed" xlink:actuate="onLoad" loext:mime-type="image/png"/></draw:frame></text:p>
      <text:p text:style-name="P43"><text:span text:style-name="T5">Proyecto </text:span><text:span text:style-name="T4">Colibrí</text:span></text:p>
      <text:p text:style-name="P39"/>
      <text:p text:style-name="P41">Asignatura</text:p>
      <text:p text:style-name="P39">Laboratorio de desarrollo de software</text:p>
      <text:p text:style-name="P39"/>
      <text:p text:style-name="P41">Autor<text:span text:style-name="T13">es</text:span></text:p>
      <text:p text:style-name="P40">Cinthia Lima</text:p>
      <text:p text:style-name="P39"/>
      <text:p text:style-name="P41">Fecha de redacción</text:p>
      <text:p text:style-name="P39"><text:span text:style-name="T14">22</text:span>/<text:span text:style-name="T14">03</text:span>/<text:span text:style-name="T2">2020</text:span></text:p>
      <text:p text:style-name="P53"><draw:custom-shape text:anchor-type="paragraph" draw:z-index="1" draw:name="Shape1" draw:style-name="gr3" draw:text-style-name="P7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0" svg:width="6.501cm" svg:height="18.5cm" svg:x="0.499cm" svg:y="0.75cm"><draw:text-box><text:p text:style-name="P69"><text:span text:style-name="T28">Este documento incluye una lista de los riesgos identificados y vigentes en el proyecto, con acciones específicas de contingencia o mitigación.</text:span></text:p><text:p text:style-name="P69"><text:span text:style-name="T28">También se llevará a cabo un seguimiento de cada riesgo para tener registro de las acciones tomadas para cada uno.</text:span></text:p></draw:text-box></draw:frame></text:p>
      <text:p text:style-name="P54">Seguimiento de riesgos</text:p>
      <text:p text:style-name="P61">Riesgo <text:span text:style-name="T8">04</text:span>:</text:p>
      <text:p text:style-name="P47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9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4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4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4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4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4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4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4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4">La poca experiencia de desarrollo del equipo puede llevar a que las tareas de desarrollo 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4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<text:span text:style-name="T18">de intervalos cortos, y con pocas actividades como así también </text:span>verificar que se cumplan con las fechas de entrega. <text:span text:style-name="T11">Hacer seguimientos de los avances de cada miembro del equipo y en caso de haberlos discutir al respecto. </text:span></text:p>
            <text:p text:style-name="P16"><text:soft-page-break/>Contingencia: <text:span text:style-name="T11">Solicitar una reunión con el cliente para explicarle las causas de la no entrega del software y mediar la posibilidad de una prórroga para terminar el desarrollo del sistema.</text:span></text:p>
            <text:p text:style-name="P1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12">Activo</text:p>
          </table:table-cell>
        </table:table-row>
      </table:table>
      <text:p text:style-name="P49"/>
      <text:p text:style-name="P45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2">Estrategia de respuesta</text:p>
          </table:table-cell>
          <table:table-cell table:style-name="Table16.A1" office:value-type="string">
            <text:p text:style-name="P22">Responsable</text:p>
          </table:table-cell>
          <table:table-cell table:style-name="Table16.A1" office:value-type="string">
            <text:p text:style-name="P22">Respuesta al riesgos</text:p>
          </table:table-cell>
          <table:table-cell table:style-name="Table16.D1" office:value-type="string">
            <text:p text:style-name="P22">Etapa <text:span text:style-name="T18">de definición</text:span></text:p>
          </table:table-cell>
        </table:table-row>
        <table:table-row>
          <table:table-cell table:style-name="Table16.A2" office:value-type="string">
            <text:p text:style-name="P26">Reducción</text:p>
          </table:table-cell>
          <table:table-cell table:style-name="Table16.C2" office:value-type="string">
            <text:p text:style-name="P26">Cinthia Lima</text:p>
            <text:p text:style-name="P26">Ariel Machini</text:p>
          </table:table-cell>
          <table:table-cell table:style-name="Table16.C2" office:value-type="string">
            <text:p text:style-name="P26"><text:span text:style-name="T7">P</text:span><text:span text:style-name="T6">lanes de iteración</text:span></text:p>
            <text:p text:style-name="P18">Seguimientos de avances</text:p>
          </table:table-cell>
          <table:table-cell table:style-name="Table16.D2" office:value-type="string">
            <text:p text:style-name="P26">4ta Iteración</text:p>
          </table:table-cell>
        </table:table-row>
        <table:table-row>
          <table:table-cell table:style-name="Table16.A3" office:value-type="string">
            <text:p text:style-name="P26">Contingencia</text:p>
          </table:table-cell>
          <table:table-cell table:style-name="Table16.C3" office:value-type="string">
            <text:p text:style-name="P26">Cinthia Lima</text:p>
            <text:p text:style-name="P26">Ariel Machini</text:p>
          </table:table-cell>
          <table:table-cell table:style-name="Table16.C3" office:value-type="string">
            <text:p text:style-name="P26">Reunión con cliente para solicitar pr<text:span text:style-name="T12">ó</text:span>rroga</text:p>
          </table:table-cell>
          <table:table-cell table:style-name="Table16.D3" office:value-type="string">
            <text:p text:style-name="P27">4ta Iteración</text:p>
          </table:table-cell>
        </table:table-row>
      </table:table>
      <text:p text:style-name="P45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4">Fecha</text:p>
          </table:table-cell>
          <table:table-cell table:style-name="Table17.A1" office:value-type="string">
            <text:p text:style-name="P24">Etapa</text:p>
          </table:table-cell>
          <table:table-cell table:style-name="Table17.A1" office:value-type="string">
            <text:p text:style-name="P24">Comentario</text:p>
          </table:table-cell>
          <table:table-cell table:style-name="Table17.D1" office:value-type="string">
            <text:p text:style-name="P24">Responsable</text:p>
          </table:table-cell>
        </table:table-row>
        <table:table-row>
          <table:table-cell table:style-name="Table17.A2" office:value-type="string">
            <text:p text:style-name="P28">3/05/201<text:span text:style-name="T14">9</text:span></text:p>
          </table:table-cell>
          <table:table-cell table:style-name="Table17.C2" office:value-type="string">
            <text:p text:style-name="P55">4ta Fase - 4ta Iteración</text:p>
          </table:table-cell>
          <table:table-cell table:style-name="Table17.C2" office:value-type="string">
            <text:p text:style-name="P28">Se culmino el plan de la 4ta iteración con más del 50% de las actividades propuestas.</text:p>
          </table:table-cell>
          <table:table-cell table:style-name="Table17.D2" office:value-type="string">
            <text:p text:style-name="P28">Cinthia Lima</text:p>
            <text:p text:style-name="P28">Ariel Machini</text:p>
          </table:table-cell>
        </table:table-row>
        <table:table-row>
          <table:table-cell table:style-name="Table17.A7" office:value-type="string">
            <text:p text:style-name="P36">03/05/2019</text:p>
          </table:table-cell>
          <table:table-cell table:style-name="Table17.C7" office:value-type="string">
            <text:p text:style-name="P60">4ta Fase – 4ta Iteración</text:p>
          </table:table-cell>
          <table:table-cell table:style-name="Table17.C7" office:value-type="string">
            <text:p text:style-name="P36">Se organizó una reunión con los clientes para mostrar avances y obtener feedback.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e17.A7" office:value-type="string">
            <text:p text:style-name="P31">04/05/2019</text:p>
          </table:table-cell>
          <table:table-cell table:style-name="Table17.C7" office:value-type="string">
            <text:p text:style-name="P56">4ta Fase – 5ta Iteración</text:p>
          </table:table-cell>
          <table:table-cell table:style-name="Table17.C7" office:value-type="string">
            <text:p text:style-name="P31">Se creo un nuevo plan de iteración, <text:span text:style-name="T18">se realizaron todas las tareas propuestas gracias a un cambio de enfoque en la definición de las iteraciones.</text:span></text:p>
          </table:table-cell>
          <table:table-cell table:style-name="Table17.D7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7" office:value-type="string">
            <text:p text:style-name="P35">28/05/2019</text:p>
          </table:table-cell>
          <table:table-cell table:style-name="Table17.C7" office:value-type="string">
            <text:p text:style-name="P57">4ta Fase – <text:span text:style-name="T17">6</text:span>ta Iteración</text:p>
          </table:table-cell>
          <table:table-cell table:style-name="Table17.C7" office:value-type="string">
            <text:p text:style-name="P32">Se creo un nuevo plan de iteración, <text:span text:style-name="T18">se realizaron con éxito todas las tareas propuestas.</text:span>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7" office:value-type="string">
            <text:p text:style-name="P36">21/06/2019</text:p>
          </table:table-cell>
          <table:table-cell table:style-name="Table17.C7" office:value-type="string">
            <text:p text:style-name="P60">Luego de culminar la 6ta iteración</text:p>
          </table:table-cell>
          <table:table-cell table:style-name="Table17.C7" office:value-type="string">
            <text:p text:style-name="P36">Se organizó una reunión con los clientes para mostrar avances y obtener feedback.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7" office:value-type="string">
            <text:p text:style-name="P36">24/06/2019</text:p>
          </table:table-cell>
          <table:table-cell table:style-name="Table17.C7" office:value-type="string">
            <text:p text:style-name="P57">4ta Fase – <text:span text:style-name="T17">7</text:span>ta Iteración</text:p>
          </table:table-cell>
          <table:table-cell table:style-name="Table17.C7" office:value-type="string">
            <text:p text:style-name="P32">Se creo un nuevo plan de iteración, <text:s/><text:span text:style-name="T18">se realizaron con éxito todas las tareas propuestas.</text:span></text:p>
          </table:table-cell>
          <table:table-cell table:style-name="Table17.D7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e17.A8" office:value-type="string">
            <text:p text:style-name="P36">16/03/2020</text:p>
          </table:table-cell>
          <table:table-cell table:style-name="Table17.C8" office:value-type="string">
            <text:p text:style-name="P58">4ta Fase – <text:span text:style-name="T18">8va</text:span> Iteración</text:p>
          </table:table-cell>
          <table:table-cell table:style-name="Table17.C8" office:value-type="string">
            <text:p text:style-name="P32">Se creo un nuevo plan de iteración.</text:p>
          </table:table-cell>
          <table:table-cell table:style-name="Table17.D8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e17.A10" office:value-type="string">
            <text:p text:style-name="P37">27/03/2020</text:p>
          </table:table-cell>
          <table:table-cell table:style-name="Table17.C10" office:value-type="string">
            <text:p text:style-name="P59">4ta Fase – <text:span text:style-name="T19">9na</text:span> Iteración</text:p>
          </table:table-cell>
          <table:table-cell table:style-name="Table17.C10" office:value-type="string">
            <text:p text:style-name="P33">Se creo un nuevo plan de iteración.</text:p>
          </table:table-cell>
          <table:table-cell table:style-name="Table17.D10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10" office:value-type="string">
            <text:p text:style-name="P37">08/04/2020</text:p>
          </table:table-cell>
          <table:table-cell table:style-name="Table17.C10" office:value-type="string">
            <text:p text:style-name="P59">4ta Fase – <text:span text:style-name="T19">10ma</text:span> Iteración</text:p>
          </table:table-cell>
          <table:table-cell table:style-name="Table17.C10" office:value-type="string">
            <text:p text:style-name="P33">Se creo un nuevo plan de iteración.</text:p>
          </table:table-cell>
          <table:table-cell table:style-name="Table17.D10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11" office:value-type="string">
            <text:p text:style-name="P37">24/04/2020</text:p>
          </table:table-cell>
          <table:table-cell table:style-name="Table17.C11" office:value-type="string">
            <text:p text:style-name="P59"><text:span text:style-name="T19">Luego de culminar la 10ma</text:span> Iteración</text:p>
          </table:table-cell>
          <table:table-cell table:style-name="Table17.C11" office:value-type="string">
            <text:p text:style-name="P37">Reunión virtual con los clientes para mostrar avances</text:p>
          </table:table-cell>
          <table:table-cell table:style-name="Table17.D11" office:value-type="string">
            <text:p text:style-name="P30">Cinthia Lima</text:p>
            <text:p text:style-name="P30">Ariel Machini</text:p>
          </table:table-cell>
        </table:table-row>
      </table:table>
      <text:p text:style-name="P51"/>
      <text:p text:style-name="P50">Riesgo <text:span text:style-name="T8">06</text:span>:</text:p>
      <text:p text:style-name="P48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<text:soft-page-break/>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52"/>
      <text:p text:style-name="P46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3">Estrategia de respuesta</text:p>
          </table:table-cell>
          <table:table-cell table:style-name="Tabla2.A1" office:value-type="string">
            <text:p text:style-name="P23">Responsable</text:p>
          </table:table-cell>
          <table:table-cell table:style-name="Tabla2.A1" office:value-type="string">
            <text:p text:style-name="P23">Respuesta al riesgos</text:p>
          </table:table-cell>
          <table:table-cell table:style-name="Tabla2.D1" office:value-type="string">
            <text:p text:style-name="P23">Etapa</text:p>
          </table:table-cell>
        </table:table-row>
        <table:table-row>
          <table:table-cell table:style-name="Tabla2.A2" office:value-type="string">
            <text:p text:style-name="P34">Reducción</text:p>
          </table:table-cell>
          <table:table-cell table:style-name="Tabla2.C2" office:value-type="string">
            <text:p text:style-name="P34">Ariel Machini</text:p>
          </table:table-cell>
          <table:table-cell table:style-name="Tabla2.C2" office:value-type="string">
            <text:p text:style-name="P21">Programar reuniones con los clientes</text:p>
          </table:table-cell>
          <table:table-cell table:style-name="Tabla2.D2" office:value-type="string">
            <text:p text:style-name="P34">Iteración 5</text:p>
          </table:table-cell>
        </table:table-row>
      </table:table>
      <text:p text:style-name="P46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5">Fecha</text:p>
          </table:table-cell>
          <table:table-cell table:style-name="Tabla3.A1" office:value-type="string">
            <text:p text:style-name="P25">Etapa</text:p>
          </table:table-cell>
          <table:table-cell table:style-name="Tabla3.A1" office:value-type="string">
            <text:p text:style-name="P25">Comentario</text:p>
          </table:table-cell>
          <table:table-cell table:style-name="Tabla3.D1" office:value-type="string">
            <text:p text:style-name="P25">Responsable</text:p>
          </table:table-cell>
        </table:table-row>
        <table:table-row>
          <table:table-cell table:style-name="Tabla3.A2" office:value-type="string">
            <text:p text:style-name="P36">03/05/2019</text:p>
          </table:table-cell>
          <table:table-cell table:style-name="Tabla3.C2" office:value-type="string">
            <text:p text:style-name="P63"><text:span text:style-name="T23">Posterior a culminar la </text:span><text:span text:style-name="T22">2d</text:span><text:span text:style-name="T24">a Iteración </text:span><text:span text:style-name="T23">de la </text:span><text:span text:style-name="T22">3ra</text:span><text:span text:style-name="T18"> Fase</text:span></text:p>
          </table:table-cell>
          <table:table-cell table:style-name="Tabla3.C2" office:value-type="string">
            <text:p text:style-name="P36">Se organizó una reunión con los clientes para mostrar avances y obtener feedback.</text:p>
          </table:table-cell>
          <table:table-cell table:style-name="Tabla3.D2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a3.A3" office:value-type="string">
            <text:p text:style-name="P36">21/06/2019</text:p>
          </table:table-cell>
          <table:table-cell table:style-name="Tabla3.C3" office:value-type="string">
            <text:p text:style-name="P60"><text:span text:style-name="T19">Posterior a</text:span> culminar la <text:span text:style-name="T20">4</text:span>ta iteración <text:span text:style-name="T20">de la fase 3</text:span></text:p>
          </table:table-cell>
          <table:table-cell table:style-name="Tabla3.C3" office:value-type="string">
            <text:p text:style-name="P36">Se organizó una reunión con los clientes para mostrar avances y obtener feedback.</text:p>
          </table:table-cell>
          <table:table-cell table:style-name="Tabla3.D3" office:value-type="string">
            <text:p text:style-name="P29">Cinthia Lima</text:p>
            <text:p text:style-name="P29">Ariel Machini</text:p>
          </table:table-cell>
        </table:table-row>
        <text:soft-page-break/>
        <table:table-row>
          <table:table-cell table:style-name="Tabla3.A4" office:value-type="string">
            <text:p text:style-name="P37">24/0<text:span text:style-name="T20">4</text:span>/2020</text:p>
          </table:table-cell>
          <table:table-cell table:style-name="Tabla3.C4" office:value-type="string">
            <text:p text:style-name="P62"><text:span text:style-name="T19">Posterior a culminar la </text:span><text:span text:style-name="T21">8v</text:span><text:span text:style-name="T19">a iteración </text:span><text:span text:style-name="T20">de la fase 3</text:span></text:p>
          </table:table-cell>
          <table:table-cell table:style-name="Tabla3.C4" office:value-type="string">
            <text:p text:style-name="P37">Se organizó una reunión con los clientes para <text:span text:style-name="T18">mostrar avances y obtener feedback. </text:span>(Reunión virtual)</text:p>
          </table:table-cell>
          <table:table-cell table:style-name="Tabla3.D4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a3.A5" office:value-type="string">
            <text:p text:style-name="P67">08/05/2020</text:p>
          </table:table-cell>
          <table:table-cell table:style-name="Tabla3.C5" office:value-type="string">
            <text:p text:style-name="P64"><text:span text:style-name="T19">Posterior a culminar la </text:span><text:span text:style-name="T27">9</text:span><text:span text:style-name="T25">n</text:span><text:span text:style-name="T19">a iteración </text:span><text:span text:style-name="T20">de la fase 3</text:span></text:p>
          </table:table-cell>
          <table:table-cell table:style-name="Tabla3.C5" office:value-type="string">
            <text:p text:style-name="P65">Se organizó una reunión con los clientes para <text:span text:style-name="T18">mostrar avances y obtener feedback. </text:span>(Reunión virtual)</text:p>
          </table:table-cell>
          <table:table-cell table:style-name="Tabla3.D5" office:value-type="string">
            <text:p text:style-name="P66">Cinthia Lima</text:p>
            <text:p text:style-name="P66">Ariel Machini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5</text:page-number><text:s/>DE <text:page-count>8</text:page-count></text:p>
      </style:header>
      <loext:header-first>
        <text:p text:style-name="MP2"><text:span text:style-name="MT2">SEGUIMIENTO DE RIESGOS — </text:span>PÁGINA <text:page-number text:select-page="current">1</text:page-number><text:s/>DE <text:page-count>8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09:19:34.689451529</dc:date>
    <meta:editing-duration>PT9H27M26S</meta:editing-duration>
    <meta:editing-cycles>140</meta:editing-cycles>
    <meta:generator>LibreOffice/6.4.4.2$Linux_X86_64 LibreOffice_project/40$Build-2</meta:generator>
    <meta:document-statistic meta:table-count="8" meta:image-count="3" meta:object-count="0" meta:page-count="8" meta:paragraph-count="192" meta:word-count="803" meta:character-count="5090" meta:non-whitespace-character-count="4462"/>
  </office:meta>
</office:document-meta>
</file>